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center" style:justify-single-word="false"/>
      <style:text-properties style:text-underline-style="none" officeooo:rsid="0023ecfa" officeooo:paragraph-rsid="0023ecfa"/>
    </style:style>
    <style:style style:name="P2" style:family="paragraph" style:parent-style-name="Standard">
      <style:paragraph-properties fo:line-height="150%" fo:text-align="start" style:justify-single-word="false"/>
      <style:text-properties style:font-name="Arial" fo:font-size="20pt" style:font-size-asian="20pt" style:font-size-complex="20pt"/>
    </style:style>
    <style:style style:name="P3" style:family="paragraph" style:parent-style-name="Standard">
      <style:paragraph-properties fo:line-height="150%" fo:text-align="start" style:justify-single-word="false"/>
      <style:text-properties style:font-name="Arial" fo:font-size="18pt" style:font-size-asian="18pt" style:font-size-complex="18pt"/>
    </style:style>
    <style:style style:name="P4" style:family="paragraph" style:parent-style-name="Standard">
      <style:paragraph-properties fo:line-height="150%" fo:text-align="start" style:justify-single-word="false"/>
      <style:text-properties style:font-name="Arial" fo:font-size="28pt" style:font-size-asian="28pt" style:font-size-complex="28pt"/>
    </style:style>
    <style:style style:name="P5" style:family="paragraph" style:parent-style-name="Standard">
      <style:paragraph-properties fo:line-height="150%" fo:text-align="start" style:justify-single-word="false"/>
      <style:text-properties style:font-name="Arial" fo:font-size="11pt" fo:font-weight="bold" officeooo:rsid="0013c83d" officeooo:paragraph-rsid="0013c83d" style:font-size-asian="11pt" style:font-weight-asian="bold" style:font-size-complex="11pt" style:font-weight-complex="bold"/>
    </style:style>
    <style:style style:name="P6" style:family="paragraph" style:parent-style-name="Standard">
      <style:paragraph-properties fo:margin-left="0.4925in" fo:margin-right="0in" fo:line-height="150%" fo:text-align="start" style:justify-single-word="false" fo:text-indent="0in" style:auto-text-indent="false"/>
      <style:text-properties style:font-name="Arial" fo:font-size="11pt" fo:font-weight="bold" officeooo:rsid="0013c83d" officeooo:paragraph-rsid="0013c83d" style:font-size-asian="11pt" style:font-weight-asian="bold" style:font-size-complex="11pt" style:font-weight-complex="bold"/>
    </style:style>
    <style:style style:name="P7" style:family="paragraph" style:parent-style-name="Standard">
      <style:paragraph-properties fo:line-height="150%" fo:text-align="start" style:justify-single-word="false"/>
      <style:text-properties style:font-name="Arial" fo:font-size="11pt" fo:font-weight="bold" officeooo:rsid="0013c83d" officeooo:paragraph-rsid="00149580" style:font-size-asian="11pt" style:font-weight-asian="bold" style:font-size-complex="11pt" style:font-weight-complex="bold"/>
    </style:style>
    <style:style style:name="P8" style:family="paragraph" style:parent-style-name="Standard">
      <style:paragraph-properties fo:line-height="150%" fo:text-align="start" style:justify-single-word="false"/>
      <style:text-properties style:font-name="Arial" fo:font-size="11pt" fo:font-weight="bold" officeooo:rsid="00149580" officeooo:paragraph-rsid="00149580" style:font-size-asian="11pt" style:font-weight-asian="bold" style:font-size-complex="11pt" style:font-weight-complex="bold"/>
    </style:style>
    <style:style style:name="P9" style:family="paragraph" style:parent-style-name="Standard">
      <style:paragraph-properties fo:line-height="150%" fo:text-align="start" style:justify-single-word="false"/>
      <style:text-properties style:font-name="Arial" fo:font-size="11pt" fo:font-weight="bold" officeooo:rsid="001a2849" officeooo:paragraph-rsid="001a2849" style:font-size-asian="11pt" style:font-weight-asian="bold" style:font-size-complex="11pt" style:font-weight-complex="bold"/>
    </style:style>
    <style:style style:name="P10" style:family="paragraph" style:parent-style-name="Standard">
      <style:paragraph-properties fo:line-height="150%" fo:text-align="start" style:justify-single-word="false"/>
      <style:text-properties style:font-name="Arial" fo:font-size="11pt" fo:font-weight="bold" officeooo:rsid="001dacc3" officeooo:paragraph-rsid="001dacc3" style:font-size-asian="11pt" style:font-weight-asian="bold" style:font-size-complex="11pt" style:font-weight-complex="bold"/>
    </style:style>
    <style:style style:name="P11" style:family="paragraph" style:parent-style-name="Standard">
      <style:paragraph-properties fo:line-height="150%" fo:text-align="start" style:justify-single-word="false"/>
      <style:text-properties style:font-name="Arial" fo:font-size="11pt" fo:font-weight="bold" officeooo:rsid="001e38bf" officeooo:paragraph-rsid="001e38bf" style:font-size-asian="11pt" style:font-weight-asian="bold" style:font-size-complex="11pt" style:font-weight-complex="bold"/>
    </style:style>
    <style:style style:name="P12" style:family="paragraph" style:parent-style-name="Standard">
      <style:paragraph-properties fo:line-height="150%" fo:text-align="start" style:justify-single-word="false"/>
      <style:text-properties style:font-name="Arial" fo:font-size="11pt" fo:font-weight="bold" officeooo:rsid="001f7c2a" officeooo:paragraph-rsid="001f7c2a" style:font-size-asian="11pt" style:font-weight-asian="bold" style:font-size-complex="11pt" style:font-weight-complex="bold"/>
    </style:style>
    <style:style style:name="P13" style:family="paragraph" style:parent-style-name="Standard">
      <style:paragraph-properties fo:line-height="150%" fo:text-align="start" style:justify-single-word="false"/>
      <style:text-properties style:font-name="Arial" fo:font-size="11pt" fo:font-weight="bold" officeooo:rsid="001ed1c5" officeooo:paragraph-rsid="001ed1c5" style:font-size-asian="11pt" style:font-weight-asian="bold" style:font-size-complex="11pt" style:font-weight-complex="bold"/>
    </style:style>
    <style:style style:name="P14" style:family="paragraph" style:parent-style-name="Standard">
      <style:paragraph-properties fo:line-height="150%" fo:text-align="start" style:justify-single-word="false"/>
      <style:text-properties style:font-name="Arial" fo:font-size="11pt" fo:font-weight="normal" officeooo:rsid="00149580" officeooo:paragraph-rsid="00149580" style:font-size-asian="11pt" style:font-weight-asian="normal" style:font-size-complex="11pt" style:font-weight-complex="normal"/>
    </style:style>
    <style:style style:name="P15" style:family="paragraph" style:parent-style-name="Standard">
      <style:paragraph-properties fo:line-height="150%" fo:text-align="start" style:justify-single-word="false"/>
      <style:text-properties style:font-name="Arial" fo:font-size="11pt" fo:font-weight="normal" officeooo:rsid="001c51cf" officeooo:paragraph-rsid="001c51cf" style:font-size-asian="11pt" style:font-weight-asian="normal" style:font-size-complex="11pt" style:font-weight-complex="normal"/>
    </style:style>
    <style:style style:name="P16" style:family="paragraph" style:parent-style-name="Standard">
      <style:paragraph-properties fo:line-height="150%" fo:text-align="start" style:justify-single-word="false"/>
      <style:text-properties style:font-name="Arial" fo:font-size="11pt" fo:font-weight="normal" officeooo:rsid="001dacc3" officeooo:paragraph-rsid="001dacc3" style:font-size-asian="11pt" style:font-weight-asian="normal" style:font-size-complex="11pt" style:font-weight-complex="normal"/>
    </style:style>
    <style:style style:name="P17" style:family="paragraph" style:parent-style-name="Standard">
      <style:paragraph-properties fo:line-height="150%" fo:text-align="start" style:justify-single-word="false"/>
      <style:text-properties style:font-name="Arial" fo:font-size="11pt" fo:font-weight="normal" officeooo:rsid="001f7c2a" officeooo:paragraph-rsid="001f7c2a" style:font-size-asian="11pt" style:font-weight-asian="normal" style:font-size-complex="11pt" style:font-weight-complex="normal"/>
    </style:style>
    <style:style style:name="P18" style:family="paragraph" style:parent-style-name="Standard">
      <style:paragraph-properties fo:margin-left="0.4925in" fo:margin-right="0in" fo:line-height="150%" fo:text-align="start" style:justify-single-word="false" fo:text-indent="0in" style:auto-text-indent="false"/>
      <style:text-properties style:font-name="Arial" fo:font-size="11pt" fo:font-weight="normal" officeooo:rsid="001f7c2a" officeooo:paragraph-rsid="001f7c2a" style:font-size-asian="11pt" style:font-weight-asian="normal" style:font-size-complex="11pt"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properties style:font-name="Arial" fo:font-size="11pt" fo:font-weight="normal" officeooo:rsid="001f7c2a" officeooo:paragraph-rsid="001f7c2a" style:font-size-asian="11pt" style:font-weight-asian="normal" style:font-size-complex="11pt" style:font-weight-complex="normal"/>
    </style:style>
    <style:style style:name="P20" style:family="paragraph" style:parent-style-name="Standard">
      <style:paragraph-properties fo:margin-left="0.4925in" fo:margin-right="0in" fo:line-height="150%" fo:text-align="start" style:justify-single-word="false" fo:text-indent="0in" style:auto-text-indent="false"/>
      <style:text-properties style:font-name="Arial" fo:font-size="11pt" fo:font-weight="normal" officeooo:rsid="001f7c2a" officeooo:paragraph-rsid="00244308" style:font-size-asian="11pt" style:font-weight-asian="normal" style:font-size-complex="11pt" style:font-weight-complex="normal"/>
    </style:style>
    <style:style style:name="P21" style:family="paragraph" style:parent-style-name="Standard">
      <style:paragraph-properties fo:margin-left="0.4925in" fo:margin-right="0in" fo:line-height="150%" fo:text-align="start" style:justify-single-word="false" fo:text-indent="0in" style:auto-text-indent="false"/>
      <style:text-properties style:font-name="Arial" fo:font-size="11pt" fo:font-weight="normal" officeooo:rsid="001e38bf" officeooo:paragraph-rsid="001e38bf" style:font-size-asian="11pt" style:font-weight-asian="normal" style:font-size-complex="11pt" style:font-weight-complex="normal"/>
    </style:style>
    <style:style style:name="P22" style:family="paragraph" style:parent-style-name="Standard">
      <style:paragraph-properties fo:line-height="150%" fo:text-align="start" style:justify-single-word="false"/>
      <style:text-properties style:font-name="Arial" fo:font-size="11pt" fo:font-weight="normal" officeooo:rsid="001a2849" officeooo:paragraph-rsid="001a2849" style:font-size-asian="11pt" style:font-weight-asian="normal" style:font-size-complex="11pt" style:font-weight-complex="normal"/>
    </style:style>
    <style:style style:name="P23" style:family="paragraph" style:parent-style-name="Standard">
      <style:paragraph-properties fo:line-height="150%" fo:text-align="start" style:justify-single-word="false"/>
      <style:text-properties style:font-name="Arial" fo:font-size="11pt" officeooo:rsid="000f2379" officeooo:paragraph-rsid="0006fb48" style:font-size-asian="11pt" style:font-size-complex="11pt"/>
    </style:style>
    <style:style style:name="P24" style:family="paragraph" style:parent-style-name="Standard">
      <style:paragraph-properties fo:line-height="150%" fo:text-align="start" style:justify-single-word="false"/>
      <style:text-properties style:font-name="Arial" fo:font-size="11pt" officeooo:rsid="001c106f" officeooo:paragraph-rsid="001c106f" style:font-size-asian="11pt" style:font-size-complex="11pt"/>
    </style:style>
    <style:style style:name="P25" style:family="paragraph" style:parent-style-name="Standard">
      <style:paragraph-properties fo:line-height="150%" fo:text-align="start" style:justify-single-word="false"/>
      <style:text-properties style:font-name="Arial" fo:font-size="11pt" officeooo:rsid="001c106f" officeooo:paragraph-rsid="0006fb48" style:font-size-asian="11pt" style:font-size-complex="11pt"/>
    </style:style>
    <style:style style:name="P26" style:family="paragraph" style:parent-style-name="Standard">
      <style:paragraph-properties fo:line-height="150%" fo:text-align="start" style:justify-single-word="false"/>
      <style:text-properties style:font-name="Arial" fo:font-size="11pt" style:font-size-asian="11pt" style:font-size-complex="11pt"/>
    </style:style>
    <style:style style:name="P27" style:family="paragraph" style:parent-style-name="Standard">
      <style:paragraph-properties fo:line-height="150%" fo:text-align="start" style:justify-single-word="false"/>
      <style:text-properties style:font-name="Arial" fo:font-size="11pt" officeooo:paragraph-rsid="001a2849" style:font-size-asian="11pt" style:font-size-complex="11pt"/>
    </style:style>
    <style:style style:name="P28" style:family="paragraph" style:parent-style-name="Standard">
      <style:paragraph-properties fo:line-height="150%" fo:text-align="start" style:justify-single-word="false"/>
      <style:text-properties style:font-name="Arial" fo:font-size="11pt" style:text-underline-style="none" fo:font-weight="bold" officeooo:rsid="001a2849" officeooo:paragraph-rsid="001a2849" style:font-size-asian="11pt" style:font-weight-asian="bold" style:font-size-complex="11pt" style:font-weight-complex="bold"/>
    </style:style>
    <style:style style:name="P29" style:family="paragraph" style:parent-style-name="Standard">
      <style:paragraph-properties fo:line-height="150%" fo:text-align="start" style:justify-single-word="false"/>
      <style:text-properties style:font-name="Arial" fo:font-size="11pt" style:text-underline-style="none" fo:font-weight="bold" officeooo:rsid="00228009" officeooo:paragraph-rsid="001a2849" style:font-size-asian="11pt" style:font-weight-asian="bold" style:font-size-complex="11pt" style:font-weight-complex="bold"/>
    </style:style>
    <style:style style:name="P30" style:family="paragraph" style:parent-style-name="Standard">
      <style:paragraph-properties fo:line-height="150%" fo:text-align="start" style:justify-single-word="false"/>
      <style:text-properties style:font-name="Arial" fo:font-size="11pt" style:text-underline-style="none" fo:font-weight="normal" officeooo:rsid="001a2849" officeooo:paragraph-rsid="001a2849" style:font-size-asian="11pt" style:font-weight-asian="normal" style:font-size-complex="11pt" style:font-weight-complex="normal"/>
    </style:style>
    <style:style style:name="P31" style:family="paragraph" style:parent-style-name="Standard" style:master-page-name="MP0">
      <style:paragraph-properties fo:line-height="150%" fo:text-align="start" style:justify-single-word="false" style:page-number="auto" fo:break-before="page"/>
    </style:style>
    <style:style style:name="P32" style:family="paragraph" style:parent-style-name="Standard" style:list-style-name="L4">
      <style:paragraph-properties fo:line-height="150%" fo:text-align="start" style:justify-single-word="false"/>
      <style:text-properties officeooo:paragraph-rsid="001a2849"/>
    </style:style>
    <style:style style:name="P33" style:family="paragraph" style:parent-style-name="Standard" style:list-style-name="L6">
      <style:paragraph-properties fo:line-height="150%" fo:text-align="start" style:justify-single-word="false"/>
      <style:text-properties officeooo:paragraph-rsid="0006fb48"/>
    </style:style>
    <style:style style:name="P34" style:family="paragraph" style:parent-style-name="Standard" style:list-style-name="L1">
      <style:paragraph-properties fo:line-height="150%" fo:text-align="start" style:justify-single-word="false"/>
      <style:text-properties style:font-name="Arial" fo:font-size="11pt" fo:font-weight="bold" officeooo:rsid="0006fb48" officeooo:paragraph-rsid="0006fb48" style:font-size-asian="11pt" style:font-weight-asian="bold" style:font-size-complex="11pt" style:font-weight-complex="bold"/>
    </style:style>
    <style:style style:name="P35" style:family="paragraph" style:parent-style-name="Standard" style:list-style-name="L1">
      <style:paragraph-properties fo:line-height="150%" fo:text-align="start" style:justify-single-word="false"/>
      <style:text-properties style:font-name="Arial" fo:font-size="11pt" fo:font-weight="bold" officeooo:rsid="0013c83d" officeooo:paragraph-rsid="0013c83d" style:font-size-asian="11pt" style:font-weight-asian="bold" style:font-size-complex="11pt" style:font-weight-complex="bold"/>
    </style:style>
    <style:style style:name="P36" style:family="paragraph" style:parent-style-name="Standard" style:list-style-name="L1">
      <style:paragraph-properties fo:line-height="150%" fo:text-align="start" style:justify-single-word="false"/>
      <style:text-properties style:font-name="Arial" fo:font-size="11pt" fo:font-weight="bold" officeooo:rsid="00149580" officeooo:paragraph-rsid="00149580" style:font-size-asian="11pt" style:font-weight-asian="bold" style:font-size-complex="11pt" style:font-weight-complex="bold"/>
    </style:style>
    <style:style style:name="P37" style:family="paragraph" style:parent-style-name="Standard" style:list-style-name="L1">
      <style:paragraph-properties fo:line-height="150%" fo:text-align="start" style:justify-single-word="false"/>
      <style:text-properties style:font-name="Arial" fo:font-size="11pt" fo:font-weight="bold" officeooo:rsid="001a2849" officeooo:paragraph-rsid="001a2849" style:font-size-asian="11pt" style:font-weight-asian="bold" style:font-size-complex="11pt" style:font-weight-complex="bold"/>
    </style:style>
    <style:style style:name="P38" style:family="paragraph" style:parent-style-name="Standard" style:list-style-name="L7">
      <style:paragraph-properties fo:line-height="150%" fo:text-align="start" style:justify-single-word="false"/>
      <style:text-properties style:font-name="Arial" fo:font-size="11pt" fo:font-weight="bold" officeooo:rsid="001c106f" officeooo:paragraph-rsid="001c106f" style:font-size-asian="11pt" style:font-weight-asian="bold" style:font-size-complex="11pt" style:font-weight-complex="bold"/>
    </style:style>
    <style:style style:name="P39" style:family="paragraph" style:parent-style-name="Standard" style:list-style-name="L8">
      <style:paragraph-properties fo:line-height="150%" fo:text-align="start" style:justify-single-word="false"/>
      <style:text-properties style:font-name="Arial" fo:font-size="11pt" fo:font-weight="bold" officeooo:rsid="001dacc3" officeooo:paragraph-rsid="001dacc3" style:font-size-asian="11pt" style:font-weight-asian="bold" style:font-size-complex="11pt" style:font-weight-complex="bold"/>
    </style:style>
    <style:style style:name="P40" style:family="paragraph" style:parent-style-name="Standard" style:list-style-name="L8" style:master-page-name="">
      <loext:graphic-properties draw:fill="none"/>
      <style:paragraph-properties fo:margin-left="0.5in" fo:margin-right="0in" fo:line-height="150%" fo:text-align="start" style:justify-single-word="false" fo:hyphenation-ladder-count="no-limit" fo:text-indent="-0.25in" style:auto-text-indent="false" style:page-number="auto" fo:background-color="transparent"/>
      <style:text-properties style:font-name="Arial" fo:font-size="11pt" fo:font-weight="bold" officeooo:rsid="001dacc3" officeooo:paragraph-rsid="001dacc3" style:font-size-asian="11pt" style:font-weight-asian="bold" style:font-size-complex="11pt" style:font-weight-complex="bold" fo:hyphenate="false" loext:hyphenation-no-caps="false" loext:hyphenation-no-last-word="false" loext:hyphenation-word-char-count="no-limit" loext:hyphenation-zone="no-limit"/>
    </style:style>
    <style:style style:name="P41" style:family="paragraph" style:parent-style-name="Standard" style:list-style-name="L9">
      <style:paragraph-properties fo:line-height="150%" fo:text-align="start" style:justify-single-word="false"/>
      <style:text-properties style:font-name="Arial" fo:font-size="11pt" fo:font-weight="bold" officeooo:rsid="001f7c2a" officeooo:paragraph-rsid="001f7c2a" style:font-size-asian="11pt" style:font-weight-asian="bold" style:font-size-complex="11pt" style:font-weight-complex="bold"/>
    </style:style>
    <style:style style:name="P42" style:family="paragraph" style:parent-style-name="Standard" style:list-style-name="L2">
      <style:paragraph-properties fo:line-height="150%" fo:text-align="start" style:justify-single-word="false"/>
      <style:text-properties style:font-name="Arial" fo:font-size="11pt" fo:font-weight="normal" officeooo:rsid="00149580" officeooo:paragraph-rsid="00149580" style:font-size-asian="11pt" style:font-weight-asian="normal" style:font-size-complex="11pt" style:font-weight-complex="normal"/>
    </style:style>
    <style:style style:name="P43" style:family="paragraph" style:parent-style-name="Standard" style:list-style-name="L2">
      <style:paragraph-properties fo:line-height="150%" fo:text-align="start" style:justify-single-word="false"/>
      <style:text-properties style:font-name="Arial" fo:font-size="11pt" fo:font-weight="normal" officeooo:paragraph-rsid="00149580" style:font-size-asian="11pt" style:font-weight-asian="normal" style:font-size-complex="11pt" style:font-weight-complex="normal"/>
    </style:style>
    <style:style style:name="P44" style:family="paragraph" style:parent-style-name="Standard" style:list-style-name="L3">
      <style:paragraph-properties fo:line-height="150%" fo:text-align="start" style:justify-single-word="false"/>
      <style:text-properties style:font-name="Arial" fo:font-size="11pt" fo:font-weight="normal" officeooo:rsid="001a2849" officeooo:paragraph-rsid="001a2849" style:font-size-asian="11pt" style:font-weight-asian="normal" style:font-size-complex="11pt" style:font-weight-complex="normal"/>
    </style:style>
    <style:style style:name="P45" style:family="paragraph" style:parent-style-name="Standard" style:list-style-name="L10">
      <style:paragraph-properties fo:line-height="150%" fo:text-align="start" style:justify-single-word="false"/>
      <style:text-properties style:font-name="Arial" fo:font-size="11pt" fo:font-weight="normal" officeooo:rsid="001f7c2a" officeooo:paragraph-rsid="001f7c2a" style:font-size-asian="11pt" style:font-weight-asian="normal" style:font-size-complex="11pt" style:font-weight-complex="normal"/>
    </style:style>
    <style:style style:name="P46" style:family="paragraph" style:parent-style-name="Standard">
      <style:paragraph-properties fo:margin-left="0.4925in" fo:margin-right="0in" fo:line-height="150%" fo:text-align="start" style:justify-single-word="false" fo:text-indent="0in" style:auto-text-indent="false"/>
      <style:text-properties style:font-name="Arial" fo:font-size="11pt" fo:font-weight="normal" officeooo:rsid="001f7c2a" officeooo:paragraph-rsid="001f7c2a" style:font-size-asian="11pt" style:font-weight-asian="normal" style:font-size-complex="11pt" style:font-weight-complex="normal"/>
    </style:style>
    <style:style style:name="P47" style:family="paragraph" style:parent-style-name="Standard" style:list-style-name="L1">
      <style:paragraph-properties fo:line-height="150%" fo:text-align="start" style:justify-single-word="false"/>
      <style:text-properties style:font-name="Arial" fo:font-size="11pt" officeooo:rsid="001a2849" officeooo:paragraph-rsid="001a2849" style:font-size-asian="11pt" style:font-size-complex="11pt"/>
    </style:style>
    <style:style style:name="P48" style:family="paragraph" style:parent-style-name="Standard" style:list-style-name="L5">
      <style:paragraph-properties fo:line-height="150%" fo:text-align="start" style:justify-single-word="false"/>
      <style:text-properties style:font-name="Arial" fo:font-size="12pt" fo:font-weight="bold" officeooo:rsid="001a2849" officeooo:paragraph-rsid="001a2849" style:font-size-asian="12pt" style:font-weight-asian="bold" style:font-size-complex="12pt" style:font-weight-complex="bold"/>
    </style:style>
    <style:style style:name="P49" style:family="paragraph" style:parent-style-name="Standard">
      <style:paragraph-properties fo:line-height="150%" fo:text-align="start" style:justify-single-word="false"/>
      <style:text-properties style:font-name="Arial" fo:font-size="16pt" officeooo:rsid="0006fb48" officeooo:paragraph-rsid="0006fb48" style:font-size-asian="16pt" style:font-size-complex="16pt"/>
    </style:style>
    <style:style style:name="P50" style:family="paragraph" style:parent-style-name="Standard" style:list-style-name="L6">
      <style:paragraph-properties fo:line-height="150%" fo:text-align="start" style:justify-single-word="false"/>
      <style:text-properties officeooo:rsid="0027bd71" officeooo:paragraph-rsid="0027bd7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117590"/>
    </style:style>
    <style:style style:name="T4" style:family="text">
      <style:text-properties officeooo:rsid="00149580"/>
    </style:style>
    <style:style style:name="T5" style:family="text">
      <style:text-properties fo:font-style="italic"/>
    </style:style>
    <style:style style:name="T6" style:family="text">
      <style:text-properties fo:font-style="italic" fo:font-weight="normal" style:font-weight-asian="normal" style:font-weight-complex="normal"/>
    </style:style>
    <style:style style:name="T7" style:family="text">
      <style:text-properties fo:font-style="italic" fo:font-weight="normal" officeooo:rsid="001a2849" style:font-weight-asian="normal" style:font-weight-complex="normal"/>
    </style:style>
    <style:style style:name="T8" style:family="text">
      <style:text-properties officeooo:rsid="00205f22"/>
    </style:style>
    <style:style style:name="T9" style:family="text">
      <style:text-properties officeooo:rsid="00215abc"/>
    </style:style>
    <style:style style:name="T10" style:family="text">
      <style:text-properties officeooo:rsid="001a2849"/>
    </style:style>
    <style:style style:name="T11" style:family="text">
      <style:text-properties fo:font-size="11pt" style:text-underline-style="none" style:font-size-asian="11pt" style:font-size-complex="11pt"/>
    </style:style>
    <style:style style:name="T12" style:family="text">
      <style:text-properties officeooo:rsid="000f2379"/>
    </style:style>
    <style:style style:name="T13" style:family="text">
      <style:text-properties style:font-name="Arial" fo:font-size="36pt" style:font-size-asian="36pt" style:font-size-complex="36pt"/>
    </style:style>
    <style:style style:name="T14" style:family="text">
      <style:text-properties style:font-name="Arial" fo:font-size="36pt" officeooo:rsid="00117590" style:font-size-asian="36pt" style:font-size-complex="36pt"/>
    </style:style>
    <style:style style:name="T15" style:family="text">
      <style:text-properties style:font-name="Arial" fo:font-size="11pt" style:font-size-asian="11pt" style:font-size-complex="11pt"/>
    </style:style>
    <style:style style:name="T16" style:family="text">
      <style:text-properties style:font-name="Arial" fo:font-size="11pt" officeooo:rsid="000f2379" style:font-size-asian="11pt" style:font-size-complex="11pt"/>
    </style:style>
    <style:style style:name="T17" style:family="text">
      <style:text-properties style:font-name="Arial" fo:font-size="11pt" officeooo:rsid="0027bd71" style:font-size-asian="11pt" style:font-size-complex="11pt"/>
    </style:style>
    <style:style style:name="T18" style:family="text">
      <style:text-properties fo:font-weight="normal" style:font-weight-asian="normal" style:font-weight-complex="normal"/>
    </style:style>
    <style:style style:name="T19" style:family="text">
      <style:text-properties fo:font-weight="normal" officeooo:rsid="001a2849"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c106f" style:font-weight-asian="bold" style:font-weight-complex="bold"/>
    </style:style>
    <style:style style:name="T22" style:family="text">
      <style:text-properties officeooo:rsid="00244308"/>
    </style:style>
    <style:style style:name="T23" style:family="text">
      <style:text-properties officeooo:rsid="0025f9a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Fuente_20_de_20_párrafo_20_predeter."><text:span text:style-name="T13">TRABAJO PRÁCTICO N° </text:span></text:span><text:span text:style-name="Fuente_20_de_20_párrafo_20_predeter."><text:span text:style-name="T14">2</text:span></text:span></text:p>
      <text:p text:style-name="P2"/>
      <text:p text:style-name="P3"><text:span text:style-name="T1">Institución:</text:span> Universidad Nacional de Entre Ríos - Facultad de Ciencias de la Administración</text:p>
      <text:p text:style-name="P3"/>
      <text:p text:style-name="P3"><text:span text:style-name="T1">Carrera:</text:span> Licenciatura en Sistemas</text:p>
      <text:p text:style-name="P3"/>
      <text:p text:style-name="P3"><text:span text:style-name="T1">Asignatura:</text:span> Metodología de la Investigación</text:p>
      <text:p text:style-name="P3"/>
      <text:p text:style-name="P3"><text:span text:style-name="T1">Ciclo Lectivo:</text:span> 2022</text:p>
      <text:p text:style-name="P3"/>
      <text:p text:style-name="P3"><text:span text:style-name="T1">Docente:</text:span> Dr. Juan Carlos Teze</text:p>
      <text:p text:style-name="P3"/>
      <text:p text:style-name="P3"><text:span text:style-name="T1">Alumno:</text:span> Confalonieri Juan Augusto</text:p>
      <text:p text:style-name="P3"/>
      <text:p text:style-name="P3"><text:span text:style-name="T1">Fecha:</text:span> <text:span text:style-name="T3">1</text:span><text:span text:style-name="T23">3</text:span>/0<text:span text:style-name="T3">9</text:span>/2022</text:p>
      <text:p text:style-name="P4"/>
      <text:p text:style-name="P49"><text:soft-page-break/>Guía de actividades</text:p>
      <text:p text:style-name="P26"/>
      <text:list xml:id="list2665666716" text:style-name="L1">
        <text:list-item>
          <text:p text:style-name="P34">Buscar en la web el siguiente libro:</text:p>
        </text:list-item>
      </text:list>
      <text:p text:style-name="P5"/>
      <text:p text:style-name="P6">Dawson, C. W. (2005). Projects in computing and information systems: <text:tab/>a student’s guide. Pearson Education.</text:p>
      <text:p text:style-name="P5"/>
      <text:p text:style-name="P5"><text:tab/>si esta disponible como un recurso electrónico, indicar si es posible <text:tab/>descargarlo y la fuente de donde lo hicieron.</text:p>
      <text:p text:style-name="P5"/>
      <text:p text:style-name="P14"><text:tab/>Es posible descargar el libro desde varias fuentes. Una de ellas es un <text:tab/>repositorio <text:tab/>virtual llamado z-lib.</text:p>
      <text:p text:style-name="P14"/>
      <text:p text:style-name="P14"><text:tab/><text:a xlink:type="simple" xlink:href="https://es.b-ok.lat/book/10988515/082a23" text:style-name="Internet_20_link" text:visited-style-name="Visited_20_Internet_20_Link">https://es.b-ok.lat/book/10988515/082a23</text:a></text:p>
      <text:p text:style-name="P7"/>
      <text:list xml:id="list224327988920070" text:continue-numbering="true" text:style-name="L1">
        <text:list-item>
          <text:p text:style-name="P35">Indicar si existen libros de <text:span text:style-name="T4">Mé</text:span>todos de Investigación los cuales hayan sido publicados desde el 2015 en adelante. Se deberí<text:span text:style-name="T4">a</text:span>n indicar no más de 3 referencias bibliográficas siguiendo la norma APA.</text:p>
        </text:list-item>
      </text:list>
      <text:p text:style-name="P8"/>
      <text:list text:style-name="L2">
        <text:list-item>
          <text:list>
            <text:list-item>
              <text:p text:style-name="P42">Sambrano, J. (2020). Métodos de investigación. Alpha Editorial.</text:p>
              <text:p text:style-name="P43"/>
            </text:list-item>
            <text:list-item>
              <text:p text:style-name="P42">Pallás, J. M. A., &amp; Villa, J. J. (2019). Métodos de investigación clínica y epidemiológica. Elsevier Health Sciences.</text:p>
              <text:p text:style-name="P42"/>
            </text:list-item>
            <text:list-item>
              <text:p text:style-name="P42">Ocaña, A. L. O. (2015). Enfoques y métodos de investigación en las ciencias sociales y humanas. Ediciones de la U.</text:p>
            </text:list-item>
          </text:list>
        </text:list-item>
      </text:list>
      <text:p text:style-name="P8"/>
      <text:list xml:id="list224327416380662" text:continue-list="list224327988920070" text:style-name="L1">
        <text:list-item>
          <text:p text:style-name="P36">Seleccionar y buscar 3 trabajos citados en el paper del Trabajo Pr<text:span text:style-name="T10">á</text:span>ctico Nº 1. Indicar si es posible acceder y descargarlos. Indicar el sitio web de donde han tenido acceso al paper.</text:p>
        </text:list-item>
      </text:list>
      <text:p text:style-name="P9"/>
      <text:p text:style-name="P28"><text:soft-page-break/><text:tab/><text:span text:style-name="T2">Paper 1: </text:span></text:p>
      <text:p text:style-name="P22"/>
      <text:p text:style-name="P27"><text:span text:style-name="T19"><text:tab/>Marrero, L., Olsowy, V., Thomas, P. J., Delía, L. N., Tesone, F., Fernández <text:tab/>Sosa, <text:tab/>J., &amp; Pesado, P. M. (2019). Un estudio comparativo de bases de datos <text:tab/>relacionales <text:tab/>y <text:tab/>bases de datos nosql. In </text:span><text:span text:style-name="T7">XXV Congreso Argentino de Ciencias <text:tab/>de la Computación <text:tab/>(CACIC)(Universidad Nacional de Río Cuarto, Córdoba, <text:tab/>14 al 18 de octubre de 2019)</text:span><text:span text:style-name="T19">.</text:span></text:p>
      <text:p text:style-name="P9"/>
      <text:p text:style-name="P9"><text:tab/><text:span text:style-name="T18">Se puede descargar desde el siguiente link:</text:span></text:p>
      <text:p text:style-name="P9"/>
      <text:list text:style-name="L3">
        <text:list-item>
          <text:list>
            <text:list-item>
              <text:p text:style-name="P44"><text:a xlink:type="simple" xlink:href="http://sedici.unlp.edu.ar/bitstream/handle/10915/91403/Documento_completo.pdf?sequence=1&amp;isAllowed=y" text:style-name="Internet_20_link" text:visited-style-name="Visited_20_Internet_20_Link">http://sedici.unlp.edu.ar/bitstream/handle/10915/91403/Documento_completo.pdf?sequence=1&amp;isAllowed=y</text:a></text:p>
            </text:list-item>
          </text:list>
        </text:list-item>
      </text:list>
      <text:p text:style-name="P9"/>
      <text:p text:style-name="P28"><text:tab/><text:span text:style-name="T1">Paper 2:</text:span></text:p>
      <text:p text:style-name="P9"/>
      <text:p text:style-name="P9"><text:tab/><text:span text:style-name="T18">Lee, S. (2012). Creating and using databases for android applications. </text:span><text:span text:style-name="T6">International <text:tab/>Journal of Database Theory and Application</text:span><text:span text:style-name="T18">, </text:span><text:span text:style-name="T6">5</text:span><text:span text:style-name="T18">(2), 99-106.</text:span></text:p>
      <text:p text:style-name="P9"/>
      <text:p text:style-name="P22"><text:tab/>Se puede descargar desde el siguiente link:</text:p>
      <text:p text:style-name="P22"/>
      <text:list text:style-name="L4">
        <text:list-item>
          <text:list>
            <text:list-item>
              <text:p text:style-name="P32"><text:a xlink:type="simple" xlink:href="https://d1wqtxts1xzle7.cloudfront.net/32685668/8-with-cover-page-v2.pdf?Expires=1663083952&amp;Signature=fU6SnCNVHZpdVf6PoXH1XUg8uSdvSiN3XURGZO9Jtutav9cXZbtc9UQvY-EhyYLujUFJ397r1fF9vQUmMfjIdMpwf5g8Nx-CU2FAUD-kad-Dp~iFZPkf5pOWnPCdgWU3tgw6vCQI~LW5yjqFSKwN5QMXIVkwEeqq4hBsDwCu4sEKgTMfeSO5ieLHuKpQEShV-21CcMzQZz7GOy9W8Z1HA6SQgGwrBqTcM-SS6YMJ-odfDlth-oht0C2ZhxaGyXoKmTiXmsqQUFTpqq8O034Z8hZgY5BN1oXSf5gMQHqPI9GEg-C~~x9dk7HdKb7CDGVQLyHEA9FqX9-4DerR4hXnDQ__&amp;Key-Pair-Id=APKAJLOHF5GGSLRBV4ZA" text:style-name="Internet_20_link" text:visited-style-name="Visited_20_Internet_20_Link"><text:span text:style-name="T22">https://d1wqtxts1xzle7.cloudfront.net/32685668/8-with-cover-page-v2.pdf?Expires=1663083952&amp;Signature=fU6SnCNVHZpdVf6PoXH1XUg8uSdvSiN3XURGZO9Jtutav9cXZbtc9UQvY-EhyYLujUFJ397r1fF9vQUmMfjIdMpwf5g8Nx-CU2FAUD-kad-Dp~iFZPkf5pOWnPCdgWU3tgw6vCQI~LW5yjqFSKwN5QMXIVkwEeqq4hBsDwCu4sEKgTMfeSO5ieLHuKpQEShV-21CcMzQZz7GOy9W8Z1HA6SQgGwrBqTcM-SS6YMJ-odfDlth-oht0C2ZhxaGyXoKmTiXmsqQUFTpqq8O034Z8hZgY5BN1oXSf5gMQHqPI9GEg-C~~x9dk7HdKb7CDGVQLyHEA9FqX9-4DerR4hXnDQ__&amp;Key-Pair-Id=APKAJLOHF5GGSLRBV4ZA</text:span></text:a></text:p>
            </text:list-item>
          </text:list>
        </text:list-item>
      </text:list>
      <text:p text:style-name="P29"/>
      <text:p text:style-name="P28"><text:soft-page-break/><text:tab/><text:span text:style-name="T1">Paper 3:</text:span></text:p>
      <text:p text:style-name="P28"/>
      <text:p text:style-name="P28"><text:tab/><text:span text:style-name="T18">Berg, K. L., Seymour, T., &amp; Goel, R. (2013). History of databases. </text:span><text:span text:style-name="T6">International <text:tab/>Journal <text:tab/>of Management &amp; Information Systems (IJMIS)</text:span><text:span text:style-name="T18">, <text:tab/></text:span><text:span text:style-name="T6">17</text:span><text:span text:style-name="T18">(1), 29-36.</text:span></text:p>
      <text:p text:style-name="P30"/>
      <text:p text:style-name="P30"><text:tab/>Se puede descargar desde el siguiente link:</text:p>
      <text:p text:style-name="P28"><text:tab/></text:p>
      <text:list text:style-name="L5">
        <text:list-item>
          <text:list>
            <text:list-item>
              <text:p text:style-name="P48"><text:a xlink:type="simple" xlink:href="https://clutejournals.com/index.php/IJMIS/article/view/7587/7653" text:style-name="Internet_20_link" text:visited-style-name="Visited_20_Internet_20_Link"><text:span text:style-name="T11">https://clutejournals.com/index.php/IJMIS/article/view/7587/7653</text:span></text:a></text:p>
            </text:list-item>
          </text:list>
        </text:list-item>
      </text:list>
      <text:p text:style-name="P9"/>
      <text:list xml:id="list224327511248882" text:continue-list="list224327416380662" text:style-name="L1">
        <text:list-item>
          <text:p text:style-name="P47"><text:span text:style-name="T20">Los Handbooks se caracterizan por ser un excelente recurso para encontrar informaci</text:span><text:span text:style-name="T21">ó</text:span><text:span text:style-name="T20">n sobre una amplia gama de temas de investigaci</text:span><text:span text:style-name="T21">ó</text:span><text:span text:style-name="T20">n en Ciencias de la Computaci</text:span><text:span text:style-name="T21">ó</text:span><text:span text:style-name="T20">n, por ejemplo:</text:span></text:p>
          <text:p text:style-name="P37"/>
        </text:list-item>
      </text:list>
      <text:p text:style-name="P24"><text:tab/>Ambos Handbooks se encuentran disponibles para descargar:</text:p>
      <text:p text:style-name="P25"/>
      <text:p text:style-name="P23"><text:tab/>Robinson, A. J., and Voronkov, A. (Eds.). (2001). Handbook of automated <text:tab/>reasoning (Vol.1). Elsevier.</text:p>
      <text:p text:style-name="P23"/>
      <text:list xml:id="list844147865" text:style-name="L6">
        <text:list-item>
          <text:list>
            <text:list-item>
              <text:p text:style-name="P50"><text:span text:style-name="T15">Con google scholar: </text:span><text:a xlink:type="simple" xlink:href="https://books.google.com.ar/books?hl=es&amp;lr=&amp;id=HxaWA4lep_kC&amp;oi=fnd&amp;pg=PP1&amp;dq=Handbook+of+automated+reasoning&amp;ots=SNXEBod1Jc&amp;sig=0itWVINF-4HNK8p_XmJDlLmQLmY&amp;redir_esc=y#v=onepage&amp;q=Handbook%20of%20automated%20reasoning&amp;f=false" text:style-name="Internet_20_link" text:visited-style-name="Visited_20_Internet_20_Link"><text:span text:style-name="T15">https://books.google.com.ar/books?hl=es&amp;lr=&amp;id=HxaWA4lep_kC&amp;oi=fnd&amp;pg=PP1&amp;dq=Handbook+of+automated+reasoning&amp;ots=SNXEBod1Jc&amp;sig=0itWVINF-4HNK8p_XmJDlLmQLmY&amp;redir_esc=y#v=onepage&amp;q=Handbook%20of%20automated%20reasoning&amp;f=false</text:span></text:a></text:p>
            </text:list-item>
            <text:list-item>
              <text:p text:style-name="P33"><text:span text:style-name="T17">Sin google scholar: </text:span><text:a xlink:type="simple" xlink:href="https://b-ok.lat/book/2065880/f03b29" text:style-name="Internet_20_link" text:visited-style-name="Visited_20_Internet_20_Link"><text:span text:style-name="T16">https://b-ok.lat/book/2065880/f03b29</text:span></text:a></text:p>
            </text:list-item>
          </text:list>
        </text:list-item>
      </text:list>
      <text:p text:style-name="P23"/>
      <text:p text:style-name="P23"><text:tab/>Van Leeuwen, J. (Ed.). (1991). Handbook of theoretical computer science (vol. A) <text:tab/>algorithms and complexity. Mit Press.</text:p>
      <text:p text:style-name="P23"/>
      <text:list xml:id="list224327619814940" text:continue-numbering="true" text:style-name="L6">
        <text:list-item>
          <text:list>
            <text:list-item>
              <text:p text:style-name="P50"><text:span text:style-name="T15">Con google scholar: no lo he podido conseguir completo.</text:span></text:p>
            </text:list-item>
            <text:list-item>
              <text:p text:style-name="P33"><text:span text:style-name="T17">Sin google scholar: </text:span><text:a xlink:type="simple" xlink:href="https://b-ok.lat/book/2463345/932f36" text:style-name="Internet_20_link" text:visited-style-name="Visited_20_Internet_20_Link"><text:span text:style-name="T16">https://b-ok.lat/book/2463345/932f36</text:span></text:a></text:p>
            </text:list-item>
          </text:list>
        </text:list-item>
      </text:list>
      <text:p text:style-name="P23"/>
      <text:list text:style-name="L7">
        <text:list-item>
          <text:p text:style-name="P38"><text:soft-page-break/><text:span text:style-name="T12">DBLP, Scopus y Google Scholar son algunos de los m</text:span>á<text:span text:style-name="T12">s grandes repositorios bibliogr</text:span>á<text:span text:style-name="T12">ficos que se encuentran en la web. Buscar en estos repositorios las publicaciones del autor<text:line-break/>Christian W. Dawson, e indicar su </text:span>ú<text:span text:style-name="T12">ltima publicaci</text:span>ó<text:span text:style-name="T12">n.</text:span></text:p>
        </text:list-item>
      </text:list>
      <text:p text:style-name="P15"/>
      <text:p text:style-name="P15"><text:span text:style-name="T12"><text:tab/>L</text:span>a ultima publicación que encontré del autor fue:</text:p>
      <text:p text:style-name="P15"/>
      <text:p text:style-name="P15"><text:tab/>Thilakarathna, C., Dawson, C., &amp; Edirisinghe, E. (2022, June). Using Financial <text:tab/>Ratios <text:tab/>with Artificial Neural Networks for Bankruptcy Prediction. In <text:span text:style-name="T5">2022 IEEE <text:tab/>International <text:tab/>Conference on Artificial Intelligence and Computer Applications <text:tab/>(ICAICA)</text:span> (pp. 55-58). <text:tab/>IEEE.</text:p>
      <text:p text:style-name="P15"/>
      <text:list xml:id="list2506516797" text:style-name="L8">
        <text:list-item>
          <text:p text:style-name="P39">Redactar el tema de investigación de interés seleccionado en una frase.</text:p>
        </text:list-item>
      </text:list>
      <text:p text:style-name="P16"/>
      <text:p text:style-name="P17"><text:tab/>Contenedorización aplicada a servidores utilizando herramientas open source</text:p>
      <text:p text:style-name="P16"/>
      <text:list xml:id="list224327660326385" text:continue-numbering="true" text:style-name="L8">
        <text:list-item>
          <text:p text:style-name="P40">Realizar una revisión bibliográfica y elaborar un resumen, de no menos de 2 carillas, del estado actual del conocimiento sobre el tema elegido, es decir describir la situación actual del tema abordado, lo que se conoce y lo que no, lo escrito y lo no escrito, lo evidente y lo tácito.</text:p>
        </text:list-item>
      </text:list>
      <text:p text:style-name="P11"/>
      <text:p text:style-name="P18">Ante la creciente popularidad del trabajo remoto, se requieren cambios en la infraestructura de red de las empresas, esto incluye la forma en la que se alojan las aplicaciones web, las bases de datos y otros servicios de red. En caso de conflictos de puertos, las aplicaciones web y servicios de red se alojan en servidores independientes.</text:p>
      <text:p text:style-name="P18">Al permitirse el trafico de red desde una red externa, se puede requerir reenvío de puertos <text:s/>o equipar a servidores con direcciones IP globales. Ademas el dispositivo debe estar debidamente protegido. Esto aumenta significativamente la carga de trabajo del administrador de red, ya que es su tarea mantener los sistemas operativos del servidor mediante la actualización y el mantenimiento de las medidas de seguridad habilitadas.</text:p>
      <text:p text:style-name="P18"><text:soft-page-break/>A mayor cantidad de dispositivos, mayor probabilidad de fallos de seguridad y de una posible fuga de datos de por parte de una entidad no autorizada.</text:p>
      <text:p text:style-name="P18"/>
      <text:p text:style-name="P20">Una solución a esto puede ser el uso de la virtualización. </text:p>
      <text:p text:style-name="P20">Un hipervisor es una pieza de software que crea y utiliza maquinas virtuales. Los administradores de sistemas pueden optimizar el uso de los recursos físicos disponibles y confinar partes individuales de la aplicación en la infraestructura. </text:p>
      <text:p text:style-name="P18">Una maquina virtual tiene su propio SO y una configuración de red adecuada, también tiene su propia dirección IP en la red local. El trafico de red se puede redirigir entre maquinas virtuales mediante el reenvío de puertos. Alternativamente, encontramos a la red en la nube, como Amazon AWS, en la que se pueden crear maquinas virtuales con direcciones IP globales, lo que hace que el reenv<text:span text:style-name="T22">ío</text:span> de puertos no sea necesario. Sin embargo los costos de esto pueden ser altos, ya los SO de cada maquina virtual crean una sobrecarga en la nube. Estos centros de datos de computación en la nube representan el 10% del consumo mundial de energía, esta cifra va en aumento.</text:p>
      <text:p text:style-name="P18">Esto también se aplica a servidores locales en donde los recursos serán utilizados por los SO de las maquinas virtuales que mantiene, ademas de esto se tiene que protegerlas. El aislamiento de aplicaciones y procesos mediante este metodo es costoso.</text:p>
      <text:p text:style-name="P19"/>
      <text:p text:style-name="P18">Una mejor solución a todo esto podría ser contenedorizar la aplicación, creando un entorno aislado pero funcionando en el mismo SO del dispositivo principal. </text:p>
      <text:p text:style-name="P18"><text:span text:style-name="T22">S</text:span>e pueden crear adaptadores de red virtual para aislar las conexiones de red realizadas por aplicaciones en contenedores del SO principal y la red local principal.</text:p>
      <text:p text:style-name="P18">Las apps en contenedores pueden usar los puertos de red predeterminados sin interferir con otras aplicaciones en contenedores si operan en otra infraestructura de red virtual.</text:p>
      <text:p text:style-name="P18">Tampoco se interfiere con el sistema operativo principal, Las redes virtuales permiten el reenvío de puertos del adaptador de red virtual para que el sistema operativo host pueda acceder y compartir los servicios mantenidos por el contenedor en las redes locales y externas.</text:p>
      <text:p text:style-name="P18"><text:soft-page-break/>Contenedorizar servicios resuelve por completo las colisiones de puertos y las colisiones de configuración requerida por dependencias comunes.</text:p>
      <text:p text:style-name="P18">Por todo esto los métodos de virtualizaci<text:span text:style-name="T22">ó</text:span>n de bajo costo (basados en contenedores) se están volviendo indispensables. Han ganado impulso notable recientemente ya que permite desarrollar, operar y mantener pequeños servicios encapsulados, requiere imágenes de maquinas desechables y son fáciles de usar. </text:p>
      <text:p text:style-name="P18">La virtualización basada en contenedores reduce los gastos generales y por lo tanto, mejora la utilización de los centros de datos.</text:p>
      <text:p text:style-name="P18">Con este método se puede aislar procesos sin emulación de hardware.</text:p>
      <text:p text:style-name="P18">Mediante el uso de un solo kernel por máquina completa, la virtualización basada en contenedores podría alejar el paradigma de la nube de las máquinas virtuales basadas en hipervisor.</text:p>
      <text:p text:style-name="P18">La contenedorizaci<text:span text:style-name="T22">ó</text:span>n esta revolucionando la forma en la que operan muchas industrias, brindando un gran impacto a las tecnologías informáticas modernas porque es extra liv<text:span text:style-name="T22">i</text:span>ana, altamente portátil, eficiente en energía, recursos y almacenamiento. A menudo facilitan el equilibrio de carga eficiente, el mantenimiento del sistema de bajo nivel, la consolidación del servidor y la replicaci<text:span text:style-name="T22">ó</text:span>n de instancias en <text:s/>ubicaciones geográficas para una mejor tolerancia a fallas para aumentar la confiabilidad de la aplicación.</text:p>
      <text:p text:style-name="P18">Sin embargo, <text:span text:style-name="T22">no todo es ventajas,</text:span> cuestiones como redes complejas, instalaciones de almacenamiento persistente, centro de datos cruzados y soporte multinube, problemas de seguridad, falta de API de administración de contenedores capaces y disponibles son desafíos a la hora de una adopción exitosa de los contenedores en las industrias, que podría haber resultado en un aumento aparentemente escaso en las implementaciones industriales de contenedorización en los últimos años <text:s/>a pesar de todas sus ventajas antes nombradas.</text:p>
      <text:p text:style-name="P18">Ademas aun no se a encontrado en una literatura contemporánea una descripción completa de los contenedores junto con su dinámica popularidad.</text:p>
      <text:p text:style-name="P18">La tecnología de contenedores ofrece un buen rendimiento con un aislamiento similar al de una maquina virtual, pero aun deben lograr una madurez técnica. deseada (estabilidad del microprocesador, contención de procesos, almacenamiento persistente, etc). Ademas el mecanismo de aislamiento del contenedor es mucho mas débil en <text:soft-page-break/>comparación con el de una maquina virtual convencional, lo que contribuye a limitar su difusión, ya que el personal de seguridad no puede implementar varias políticas de seguridad que se deben cumplir. </text:p>
      <text:p text:style-name="P18"><text:span text:style-name="T22">La falta de disponibilidad de los soportes multiplataforma </text:span>hace que los contenedores sean menos portátiles que las máquinas virtuales. Sin almacenamiento persistente, crear y eliminando una gran cantidad de contenedores con cargas de trabajo, incluyendo miles de tareas en un entorno distribuido, es a menudo costoso cargas de trabajo del sistema significativamente altas. <text:span text:style-name="T22">L</text:span>a carga de trabajo se puede reducir compartiendo contenedores entre múltiples tareas a costa de perder el aislamiento, lo que aumenta la posibilidad de una brecha de seguridad.</text:p>
      <text:p text:style-name="P18">Por los tanto todas estas problemáticas se deben abordar para continuar con el creciente impulso de la contenedorizac<text:span text:style-name="T8">ió</text:span>n en producciones industriales.</text:p>
      <text:p text:style-name="P21"><text:span text:style-name="T9">P</text:span>ara mantener el impulso actual de la industria usos de contenedores en un futuro previsible, existe una necesidad urgente de analizar los beneficios y debilidades de la contenedorizaci<text:span text:style-name="T9">ó</text:span>n <text:s/>junto con varios tecnicismos subyacentes.</text:p>
      <text:p text:style-name="P21"/>
      <text:p text:style-name="P21">Sin embargo, con los desarrollos tecnol<text:span text:style-name="T9">ó</text:span>gicos recientes tanto en m<text:span text:style-name="T9">á</text:span>quinas</text:p>
      <text:p text:style-name="P21">virtuales como en virtualizaciones livianas, la creciente aceptaci<text:span text:style-name="T9">ó</text:span>n industrial de</text:p>
      <text:p text:style-name="P21">la contenedorizaci<text:span text:style-name="T9">ó</text:span>n pronto se ver<text:span text:style-name="T9">á </text:span>desafiada ya que la necesidad del d<text:span text:style-name="T9">í</text:span>a se</text:p>
      <text:p text:style-name="P21">ha desplazado hacia las ventajas.</text:p>
      <text:p text:style-name="P21"/>
      <text:p text:style-name="P21">Aparte del rendimiento de estado estable, se cree firmemente que la combinaci<text:span text:style-name="T9">ó</text:span>n de comodidad, implementaci<text:span text:style-name="T9">ó</text:span>n m<text:span text:style-name="T9">á</text:span>s r<text:span text:style-name="T9">á</text:span>pida y constante, elasticidad y rendimiento ser<text:span text:style-name="T9">á</text:span> extremadamente atractiva en un futuro previsible, un arranque m<text:span text:style-name="T9">á</text:span>s r<text:span text:style-name="T9">á</text:span>pido y una virtualizaci<text:span text:style-name="T9">ó</text:span>n ligera. Por lo tanto, para mantener su amplia aceptaci<text:span text:style-name="T9">ó</text:span>n industrial, la contenedorizaci<text:span text:style-name="T9">ó</text:span>n debe centrarse en los siguientes temas importantes, como: <text:span text:style-name="T9">el</text:span> desarrollo de herramientas y t<text:span text:style-name="T9">é</text:span>cnicas para fortalecer el aislamiento de los contenedores; <text:span text:style-name="T9">el</text:span> desarrollo de herramientas para la gesti<text:span text:style-name="T9">ó</text:span>n eficiente de contenedores y la gesti<text:span text:style-name="T9">ó</text:span>n de orquestas. <text:span text:style-name="T9">El</text:span> desarrollo de herramientas para mejorar la portabilidad y el soporte multiplataforma; <text:span text:style-name="T9">El</text:span> desarrollo de herramientas para proporcionar instalaciones de almacenamiento persistente para aplicaciones alojadas. </text:p>
      <text:list text:style-name="L9">
        <text:list-item>
          <text:p text:style-name="P41"><text:soft-page-break/>Hacer un listado ordenado alfab ́eticamente con toda la bibliograf<text:span text:style-name="T22">í</text:span>a que han empleado. Para ello, utilizar las normas APA para las citas y referencias bibliogr<text:span text:style-name="T22">á</text:span>ficas.</text:p>
        </text:list-item>
      </text:list>
      <text:p text:style-name="P12"/>
      <text:list text:style-name="L10">
        <text:list-item>
          <text:p text:style-name="P45">Muc, A., Muchowski, T., Zawadzki, A., &amp; Szeleziński, A. (2020). Containerization of Server Services. <text:span text:style-name="T5">Multidisciplinary Aspects of Production Engineering</text:span>, <text:span text:style-name="T5">3</text:span>.</text:p>
        </text:list-item>
        <text:list-item>
          <text:p text:style-name="P45">Plauth, M., Feinbube, L., &amp; Polze, A. (2017, September). A performance survey of lightweight virtualization techniques. In <text:span text:style-name="T5">European Conference on Service-Oriented and Cloud Computing</text:span> (pp. 34-48). Springer, Cham.</text:p>
        </text:list-item>
        <text:list-item>
          <text:p text:style-name="P45">Scheepers, M. J. (2014, June). Virtualization and containerization of application infrastructure: A comparison. In <text:span text:style-name="T5">21st twente student conference on IT</text:span> (Vol. 21).</text:p>
        </text:list-item>
        <text:list-item>
          <text:p text:style-name="P45">Watada, J., Roy, A., Kadikar, R., Pham, H., &amp; Xu, B. (2019). Emerging trends, techniques and open issues of containerization: a review. IEEE Access, 7, 152443-152472.</text:p>
          <text:p text:style-name="P45"/>
        </text:list-item>
      </text:list>
      <text:p text:style-name="P10"/>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339in" style:type="center"/>
          <style:tab-stop style:position="6.2681in"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style>
    <style:style style:name="WW_5f_CharLFO1LVL2" style:display-name="WW_CharLFO1LVL2" style:family="text">
      <style:text-properties style:font-name="OpenSymbol1" fo:font-family="Open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style>
    <style:style style:name="WW_5f_CharLFO1LVL4" style:display-name="WW_CharLFO1LVL4" style:family="text">
      <style:text-properties style:font-name="OpenSymbol1" fo:font-family="OpenSymbol" style:font-family-generic="system" style:font-charset="x-symbol"/>
    </style:style>
    <style:style style:name="WW_5f_CharLFO1LVL5" style:display-name="WW_CharLFO1LVL5" style:family="text">
      <style:text-properties style:font-name="OpenSymbol1" fo:font-family="OpenSymbol" style:font-family-generic="system" style:font-charset="x-symbol"/>
    </style:style>
    <style:style style:name="WW_5f_CharLFO1LVL6" style:display-name="WW_CharLFO1LVL6" style:family="text">
      <style:text-properties style:font-name="OpenSymbol1" fo:font-family="OpenSymbol" style:font-family-generic="system" style:font-charset="x-symbol"/>
    </style:style>
    <style:style style:name="WW_5f_CharLFO1LVL7" style:display-name="WW_CharLFO1LVL7" style:family="text">
      <style:text-properties style:font-name="OpenSymbol1" fo:font-family="OpenSymbol" style:font-family-generic="system" style:font-charset="x-symbol"/>
    </style:style>
    <style:style style:name="WW_5f_CharLFO1LVL8" style:display-name="WW_CharLFO1LVL8" style:family="text">
      <style:text-properties style:font-name="OpenSymbol1" fo:font-family="OpenSymbol" style:font-family-generic="system" style:font-charset="x-symbol"/>
    </style:style>
    <style:style style:name="WW_5f_CharLFO1LVL9" style:display-name="WW_CharLFO1LVL9" style:family="text">
      <style:text-properties style:font-name="OpenSymbol1" fo:font-family="OpenSymbol" style:font-family-generic="system" style:font-charset="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loext:num-list-format="%1%" text:bullet-char="•">
        <style:list-level-properties text:list-level-position-and-space-mode="label-alignment">
          <style:list-level-label-alignment text:label-followed-by="listtab" fo:text-indent="-0.1575in" fo:margin-left="0.157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575in" fo:margin-left="0.3154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575in" fo:margin-left="0.4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575in" fo:margin-left="0.6299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575in" fo:margin-left="0.7874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575in" fo:margin-left="0.945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575in" fo:margin-left="1.10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575in" fo:margin-left="1.2598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text-underline-style="none" officeooo:rsid="0023ecfa" officeooo:paragraph-rsid="0023ecf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line-style="solid" style:adjustment="left" style:rel-width="33%" style:color="#000000"/>
      </style:page-layout-properties>
      <style:header-style>
        <style:header-footer-properties fo:min-height="0.2402in" fo:margin-left="0in" fo:margin-right="0in" fo:margin-bottom="0.2in" fo:background-color="transparent" style:dynamic-spacing="false" draw:fill="none" draw:fill-color="#4472c4"/>
      </style:header-style>
      <style:footer-style>
        <style:header-footer-properties fo:min-height="0.2402in" fo:margin-left="0in" fo:margin-right="0in" fo:margin-top="0.2in" fo:background-color="transparent" style:dynamic-spacing="fals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MP1"><text:page-number text:select-page="current">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Linux_X86_64 LibreOffice_project/40$Build-3</meta:generator>
    <meta:creation-date>2022-08-26T09:52:00Z</meta:creation-date>
    <dc:date>2022-09-13T22:43:27.168504245</dc:date>
    <meta:editing-cycles>35</meta:editing-cycles>
    <meta:editing-duration>PT19H45M3S</meta:editing-duration>
    <meta:document-statistic meta:table-count="0" meta:image-count="0" meta:object-count="0" meta:page-count="9" meta:paragraph-count="83" meta:word-count="1841" meta:character-count="12999" meta:non-whitespace-character-count="11211"/>
    <meta:template xlink:type="simple" xlink:actuate="onRequest" xlink:title="" xlink:href="../../../../Downloads/TP01.odt/Normal"/>
  </office:meta>
</office:document-meta>
</file>